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3">
      <style:paragraph-properties fo:line-height="100%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1e5013"/>
    </style:style>
    <style:style style:name="P3" style:family="paragraph" style:parent-style-name="Standard">
      <style:paragraph-properties fo:margin-top="0in" fo:margin-bottom="0in" style:contextual-spacing="false" fo:line-height="100%" fo:break-before="auto" fo:break-after="auto"/>
    </style:style>
    <style:style style:name="P4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1e5013"/>
    </style:style>
    <style:style style:name="P5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e5013"/>
    </style:style>
    <style:style style:name="P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officeooo:paragraph-rsid="0026c575"/>
    </style:style>
    <style:style style:name="P8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a29bb"/>
    </style:style>
    <style:style style:name="P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de931"/>
    </style:style>
    <style:style style:name="P10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75in" style:type="center"/>
          <style:tab-stop style:position="7.5in" style:type="right"/>
        </style:tab-stops>
      </style:paragraph-properties>
      <style:text-properties officeooo:paragraph-rsid="00277af5"/>
    </style:style>
    <style:style style:name="P11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3.6874in" style:type="center"/>
          <style:tab-stop style:position="7.5in" style:type="right"/>
        </style:tab-stops>
      </style:paragraph-properties>
      <style:text-properties officeooo:paragraph-rsid="00277af5"/>
    </style:style>
    <style:style style:name="P12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6c575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auto" fo:break-after="auto"/>
      <style:text-properties officeooo:paragraph-rsid="0026c575"/>
    </style:style>
    <style:style style:name="P14" style:family="paragraph" style:parent-style-name="Standard">
      <style:paragraph-properties fo:margin-top="0in" fo:margin-bottom="0in" style:contextual-spacing="false" fo:line-height="100%" fo:break-before="auto" fo:break-after="auto"/>
      <style:text-properties officeooo:paragraph-rsid="002de931"/>
    </style:style>
    <style:style style:name="P1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/>
    </style:style>
    <style:style style:name="P16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style:text-position="0% 100%" fo:font-weight="bold" style:font-weight-asian="bold"/>
    </style:style>
    <style:style style:name="P17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position="0% 100%" fo:font-weight="bold" officeooo:rsid="001e5013" officeooo:paragraph-rsid="001e5013" style:font-weight-asian="bold"/>
    </style:style>
    <style:style style:name="P18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 fo:break-before="auto" fo:break-after="auto"/>
      <style:text-properties fo:font-style="italic" style:font-style-asian="italic"/>
    </style:style>
    <style:style style:name="P19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2de931" style:font-style-asian="italic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style="italic" officeooo:paragraph-rsid="002de931" style:font-style-asian="italic"/>
    </style:style>
    <style:style style:name="P21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40528f" style:font-style-asian="italic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style="italic" officeooo:paragraph-rsid="0040528f" style:font-style-asian="italic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style="italic" officeooo:paragraph-rsid="0043e221" style:font-style-asian="italic"/>
    </style:style>
    <style:style style:name="P24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italic" officeooo:paragraph-rsid="004579fa" style:font-style-asian="italic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style="italic" officeooo:paragraph-rsid="0045eb1e" style:font-style-asian="italic"/>
    </style:style>
    <style:style style:name="P26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style:font-weight-asian="bold"/>
    </style:style>
    <style:style style:name="P27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1e5013" style:font-weight-asian="bold"/>
    </style:style>
    <style:style style:name="P28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paragraph-rsid="0026c575" style:font-weight-asian="bold"/>
    </style:style>
    <style:style style:name="P29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font-weight="bold" officeooo:rsid="002a29bb" style:font-weight-asian="bold" style:font-weight-complex="bold"/>
    </style:style>
    <style:style style:name="P30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font-weight="bold" officeooo:rsid="001e5013" officeooo:paragraph-rsid="001e5013" style:font-weight-asian="bold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style:text-underline-style="solid" style:text-underline-width="auto" style:text-underline-color="font-color" fo:font-weight="bold" officeooo:paragraph-rsid="0026c575" style:font-weight-asian="bold"/>
    </style:style>
    <style:style style:name="P32" style:family="paragraph" style:parent-style-name="Standard">
      <style:paragraph-properties fo:margin-top="0in" fo:margin-bottom="0in" style:contextual-spacing="false" fo:line-height="100%" fo:break-before="auto" fo:break-after="auto"/>
      <style:text-properties fo:font-style="normal" officeooo:paragraph-rsid="002a29bb" style:font-style-asian="normal" style:font-style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font-style="normal" officeooo:paragraph-rsid="002c776a" style:font-style-asian="normal" style:font-style-complex="normal"/>
    </style:style>
    <style:style style:name="P34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fo:font-weight="bold" officeooo:rsid="001e5013" style:font-size-asian="13pt" style:font-weight-asian="bold" style:font-size-complex="13pt"/>
    </style:style>
    <style:style style:name="P35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6" style:family="paragraph" style:parent-style-name="Heading_20_3">
      <style:paragraph-properties fo:line-height="100%" fo:break-before="auto" fo:break-after="auto"/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37" style:family="paragraph" style:parent-style-name="Standard">
      <style:paragraph-properties fo:margin-top="0in" fo:margin-bottom="0in" style:contextual-spacing="false" fo:line-height="100%" fo:break-before="auto" fo:break-after="auto">
        <style:tab-stops>
          <style:tab-stop style:position="7.5in" style:type="right"/>
        </style:tab-stops>
      </style:paragraph-properties>
      <style:text-properties fo:color="#000000" loext:opacity="100%" style:text-position="0% 100%" fo:font-size="13pt" style:text-underline-style="solid" style:text-underline-width="auto" style:text-underline-color="font-color" fo:font-weight="bold" officeooo:rsid="0026c575" officeooo:paragraph-rsid="0026c575" style:font-size-asian="13pt" style:font-weight-asian="bold" style:font-size-complex="13pt"/>
    </style:style>
    <style:style style:name="P38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1" fo:break-before="auto" fo:break-after="auto"/>
      <style:text-properties style:text-position="0% 100%" fo:font-size="22pt" style:font-size-asian="22pt" style:font-size-complex="22pt"/>
    </style:style>
    <style:style style:name="P39" style:family="paragraph" style:parent-style-name="Standard">
      <style:paragraph-properties fo:margin-top="0in" fo:margin-bottom="0in" style:contextual-spacing="false" fo:line-height="100%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officeooo:rsid="001e5013" style:font-weight-asian="bold"/>
    </style:style>
    <style:style style:name="T4" style:family="text">
      <style:text-properties style:text-position="0% 100%" fo:font-weight="bold" officeooo:rsid="003b1471" style:font-weight-asian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e5013" style:font-weight-asian="normal" style:font-weight-complex="normal"/>
    </style:style>
    <style:style style:name="T7" style:family="text">
      <style:text-properties style:text-position="0% 100%" fo:font-size="9pt" style:font-size-asian="9pt" style:font-size-complex="9pt"/>
    </style:style>
    <style:style style:name="T8" style:family="text">
      <style:text-properties style:text-position="0% 100%" fo:font-size="9pt" officeooo:rsid="001e5013" style:font-size-asian="9pt" style:font-size-complex="9pt"/>
    </style:style>
    <style:style style:name="T9" style:family="text">
      <style:text-properties style:text-position="0% 100%" fo:font-size="9pt" officeooo:rsid="002102ca" style:font-size-asian="9pt" style:font-size-complex="9pt"/>
    </style:style>
    <style:style style:name="T10" style:family="text">
      <style:text-properties style:text-position="0% 100%" fo:font-size="9pt" officeooo:rsid="0039aedc" style:font-size-asian="9pt" style:font-size-complex="9pt"/>
    </style:style>
    <style:style style:name="T11" style:family="text">
      <style:text-properties style:text-position="0% 100%" officeooo:rsid="001e5013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5013" style:font-weight-asian="bold" style:font-weight-complex="bold"/>
    </style:style>
    <style:style style:name="T15" style:family="text">
      <style:text-properties fo:font-weight="bold" officeooo:rsid="00294335" style:font-weight-asian="bold" style:font-weight-complex="bold"/>
    </style:style>
    <style:style style:name="T16" style:family="text">
      <style:text-properties fo:font-weight="bold" officeooo:rsid="002bd3d3" style:font-weight-asian="bold" style:font-weight-complex="bold"/>
    </style:style>
    <style:style style:name="T17" style:family="text">
      <style:text-properties fo:font-weight="bold" officeooo:rsid="002cb87a" style:font-weight-asian="bold" style:font-weight-complex="bold"/>
    </style:style>
    <style:style style:name="T18" style:family="text">
      <style:text-properties fo:font-weight="bold" officeooo:rsid="002de931" style:font-weight-asian="bold" style:font-weight-complex="bold"/>
    </style:style>
    <style:style style:name="T19" style:family="text">
      <style:text-properties fo:font-weight="bold" officeooo:rsid="002e3340" style:font-weight-asian="bold" style:font-weight-complex="bold"/>
    </style:style>
    <style:style style:name="T20" style:family="text">
      <style:text-properties fo:font-weight="bold" officeooo:rsid="003c92b7" style:font-weight-asian="bold" style:font-weight-complex="bold"/>
    </style:style>
    <style:style style:name="T21" style:family="text">
      <style:text-properties fo:font-weight="bold" officeooo:rsid="0040528f" style:font-weight-asian="bold" style:font-weight-complex="bold"/>
    </style:style>
    <style:style style:name="T22" style:family="text">
      <style:text-properties fo:font-weight="bold" officeooo:rsid="0045eb1e" style:font-weight-asian="bold" style:font-weight-complex="bold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fo:font-size="9pt" fo:font-weight="normal" officeooo:rsid="00391f9f" style:font-size-asian="9pt" style:font-weight-asian="normal" style:font-size-complex="9pt" style:font-weight-complex="normal"/>
    </style:style>
    <style:style style:name="T25" style:family="text">
      <style:text-properties fo:font-size="9pt" fo:font-weight="normal" officeooo:rsid="00277af5" style:font-size-asian="7.84999990463257pt" style:font-weight-asian="normal" style:font-size-complex="9pt" style:font-weight-complex="normal"/>
    </style:style>
    <style:style style:name="T26" style:family="text">
      <style:text-properties fo:color="#000000" loext:opacity="100%" style:text-position="0% 100%" fo:font-size="13pt" style:font-size-asian="13pt" style:font-size-complex="13pt"/>
    </style:style>
    <style:style style:name="T27" style:family="text">
      <style:text-properties fo:color="#000000" loext:opacity="100%" style:text-position="0% 100%" fo:font-size="13pt" officeooo:rsid="0026c575" style:font-size-asian="13pt" style:font-size-complex="13pt"/>
    </style:style>
    <style:style style:name="T28" style:family="text">
      <style:text-properties fo:color="#000000" loext:opacity="100%" style:text-position="0% 100%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9" style:family="text">
      <style:text-properties fo:color="#000000" loext:opacity="100%" style:text-position="0% 100%" fo:font-size="13pt" style:text-underline-style="solid" style:text-underline-width="auto" style:text-underline-color="font-color" fo:font-weight="bold" officeooo:rsid="002a29bb" style:font-size-asian="13pt" style:font-weight-asian="bold" style:font-size-complex="13pt"/>
    </style:style>
    <style:style style:name="T30" style:family="text">
      <style:text-properties fo:color="#000000" loext:opacity="100%" style:text-position="0% 100%" fo:font-size="10pt" officeooo:rsid="002de931" style:font-size-asian="10pt" style:font-size-complex="10pt"/>
    </style:style>
    <style:style style:name="T31" style:family="text">
      <style:text-properties fo:font-style="italic" style:font-style-asian="italic"/>
    </style:style>
    <style:style style:name="T32" style:family="text">
      <style:text-properties fo:font-style="italic" officeooo:rsid="002005f2" style:font-style-asian="italic"/>
    </style:style>
    <style:style style:name="T33" style:family="text">
      <style:text-properties fo:font-style="italic" officeooo:rsid="002581a4" style:font-style-asian="italic"/>
    </style:style>
    <style:style style:name="T34" style:family="text">
      <style:text-properties fo:font-style="italic" officeooo:rsid="00277af5" style:font-style-asian="italic"/>
    </style:style>
    <style:style style:name="T35" style:family="text">
      <style:text-properties fo:font-style="italic" officeooo:rsid="002cb87a" style:font-style-asian="italic"/>
    </style:style>
    <style:style style:name="T36" style:family="text">
      <style:text-properties fo:font-style="italic" officeooo:rsid="002de931" style:font-style-asian="italic"/>
    </style:style>
    <style:style style:name="T37" style:family="text">
      <style:text-properties fo:font-style="italic" officeooo:rsid="002e3340" style:font-style-asian="italic"/>
    </style:style>
    <style:style style:name="T38" style:family="text">
      <style:text-properties fo:font-style="italic" officeooo:rsid="002fc960" style:font-style-asian="italic"/>
    </style:style>
    <style:style style:name="T39" style:family="text">
      <style:text-properties fo:font-style="italic" officeooo:rsid="00318d1a" style:font-style-asian="italic"/>
    </style:style>
    <style:style style:name="T40" style:family="text">
      <style:text-properties fo:font-style="italic" officeooo:rsid="00322c0b" style:font-style-asian="italic"/>
    </style:style>
    <style:style style:name="T41" style:family="text">
      <style:text-properties fo:font-style="italic" officeooo:rsid="0034b020" style:font-style-asian="italic"/>
    </style:style>
    <style:style style:name="T42" style:family="text">
      <style:text-properties fo:font-style="italic" officeooo:rsid="002c776a" style:font-style-asian="italic" style:font-style-complex="italic"/>
    </style:style>
    <style:style style:name="T43" style:family="text">
      <style:text-properties fo:font-style="italic" officeooo:rsid="002cb87a" style:font-style-asian="italic" style:font-style-complex="italic"/>
    </style:style>
    <style:style style:name="T44" style:family="text">
      <style:text-properties fo:font-style="italic" officeooo:rsid="002e3340" style:font-style-asian="italic" style:font-style-complex="italic"/>
    </style:style>
    <style:style style:name="T45" style:family="text">
      <style:text-properties fo:font-style="italic" officeooo:rsid="002de931" style:font-style-asian="italic" style:font-style-complex="italic"/>
    </style:style>
    <style:style style:name="T46" style:family="text">
      <style:text-properties fo:font-style="italic" officeooo:rsid="00379314" style:font-style-asian="italic" style:font-style-complex="italic"/>
    </style:style>
    <style:style style:name="T47" style:family="text">
      <style:text-properties fo:font-style="italic" officeooo:rsid="002fc960" style:font-style-asian="italic" style:font-style-complex="italic"/>
    </style:style>
    <style:style style:name="T48" style:family="text">
      <style:text-properties fo:font-style="italic" officeooo:rsid="003c4560" style:font-style-asian="italic" style:font-style-complex="italic"/>
    </style:style>
    <style:style style:name="T49" style:family="text">
      <style:text-properties fo:font-style="italic" officeooo:rsid="003c92b7" style:font-style-asian="italic" style:font-style-complex="italic"/>
    </style:style>
    <style:style style:name="T50" style:family="text">
      <style:text-properties fo:font-style="italic" fo:font-weight="bold" officeooo:rsid="002de931" style:font-style-asian="italic" style:font-weight-asian="bold" style:font-weight-complex="bold"/>
    </style:style>
    <style:style style:name="T51" style:family="text">
      <style:text-properties fo:font-style="italic" fo:font-weight="bold" officeooo:rsid="002e3340" style:font-style-asian="italic" style:font-weight-asian="bold" style:font-weight-complex="bold"/>
    </style:style>
    <style:style style:name="T52" style:family="text">
      <style:text-properties fo:font-style="italic" fo:font-weight="bold" officeooo:rsid="002fc960" style:font-style-asian="italic" style:font-weight-asian="bold" style:font-weight-complex="bold"/>
    </style:style>
    <style:style style:name="T53" style:family="text">
      <style:text-properties fo:font-style="italic" fo:font-weight="normal" officeooo:rsid="002de931" style:font-style-asian="italic" style:font-weight-asian="normal" style:font-weight-complex="normal"/>
    </style:style>
    <style:style style:name="T54" style:family="text">
      <style:text-properties fo:font-style="italic" fo:font-weight="normal" officeooo:rsid="002e3340" style:font-style-asian="italic" style:font-weight-asian="normal" style:font-weight-complex="normal"/>
    </style:style>
    <style:style style:name="T55" style:family="text">
      <style:text-properties fo:font-style="italic" fo:font-weight="normal" officeooo:rsid="002fc960" style:font-style-asian="italic" style:font-weight-asian="normal" style:font-weight-complex="normal"/>
    </style:style>
    <style:style style:name="T56" style:family="text">
      <style:text-properties officeooo:rsid="001e5013"/>
    </style:style>
    <style:style style:name="T57" style:family="text">
      <style:text-properties officeooo:rsid="002005f2"/>
    </style:style>
    <style:style style:name="T58" style:family="text">
      <style:text-properties fo:font-weight="normal" officeooo:rsid="00294335" style:font-weight-asian="normal" style:font-weight-complex="normal"/>
    </style:style>
    <style:style style:name="T59" style:family="text">
      <style:text-properties fo:font-weight="normal" officeooo:rsid="002de931" style:font-weight-asian="normal" style:font-weight-complex="normal"/>
    </style:style>
    <style:style style:name="T60" style:family="text">
      <style:text-properties fo:font-weight="normal" officeooo:rsid="002e3340" style:font-weight-asian="normal" style:font-weight-complex="normal"/>
    </style:style>
    <style:style style:name="T61" style:family="text">
      <style:text-properties fo:font-weight="normal" officeooo:rsid="003c92b7" style:font-weight-asian="normal" style:font-weight-complex="normal"/>
    </style:style>
    <style:style style:name="T62" style:family="text">
      <style:text-properties fo:font-weight="normal" officeooo:rsid="0040528f" style:font-weight-asian="normal" style:font-weight-complex="normal"/>
    </style:style>
    <style:style style:name="T63" style:family="text">
      <style:text-properties fo:font-weight="normal" officeooo:rsid="0045eb1e" style:font-weight-asian="normal" style:font-weight-complex="normal"/>
    </style:style>
    <style:style style:name="T64" style:family="text">
      <style:text-properties officeooo:rsid="00294335"/>
    </style:style>
    <style:style style:name="T65" style:family="text">
      <style:text-properties officeooo:rsid="002bd3d3"/>
    </style:style>
    <style:style style:name="T66" style:family="text">
      <style:text-properties officeooo:rsid="002c776a"/>
    </style:style>
    <style:style style:name="T67" style:family="text">
      <style:text-properties fo:font-style="normal" fo:font-weight="bold" officeooo:rsid="002e3340" style:font-style-asian="normal" style:font-weight-asian="bold" style:font-style-complex="normal" style:font-weight-complex="bold"/>
    </style:style>
    <style:style style:name="T68" style:family="text">
      <style:text-properties officeooo:rsid="002de931"/>
    </style:style>
    <style:style style:name="T69" style:family="text">
      <style:text-properties officeooo:rsid="002e3340"/>
    </style:style>
    <style:style style:name="T70" style:family="text">
      <style:text-properties officeooo:rsid="00363544"/>
    </style:style>
    <style:style style:name="T71" style:family="text">
      <style:text-properties officeooo:rsid="003c92b7"/>
    </style:style>
    <style:style style:name="T72" style:family="text">
      <style:text-properties officeooo:rsid="004052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Freeman W. Smith</text:p>
      <text:p text:style-name="P16"><text:tab/> <text:s text:c="17"/></text:p>
      <text:p text:style-name="P11"><text:span text:style-name="T23">Freemanwsmith</text:span><text:span text:style-name="T24">3@gmail.com</text:span><text:span text:style-name="T12"><text:tab/></text:span><text:span text:style-name="T2"> </text:span><text:span text:style-name="T12"><text:tab/></text:span><text:span text:style-name="T25">www.freemansmithdev.com</text:span></text:p>
      <text:p text:style-name="P10"><text:span text:style-name="T10">+1 (</text:span><text:span text:style-name="T9">872</text:span><text:span text:style-name="T10">) </text:span><text:span text:style-name="T9">258-7294</text:span><text:span text:style-name="T7"><text:tab/><text:tab/></text:span><text:span text:style-name="T8">github.com/freemanwsmith3</text:span></text:p>
      <text:p text:style-name="P36">Education:<text:tab/><text:tab/><text:tab/><text:tab/><text:tab/><text:tab/><text:tab/><text:tab/><text:tab/><text:tab/><text:tab/><text:tab/><text:tab/><text:tab/></text:p>
      <text:p text:style-name="P17"/>
      <text:p text:style-name="P27"><text:span text:style-name="T11">Harvard</text:span><text:span text:style-name="T1"> University,</text:span><text:span text:style-name="T5"> </text:span><text:span text:style-name="T6">Master’s Degree</text:span><text:span text:style-name="T5">, </text:span><text:span text:style-name="T6">Software </text:span><text:span text:style-name="T5">Engineering</text:span><text:span text:style-name="T1"> <text:s text:c="58"/><text:tab/>May 20</text:span><text:span text:style-name="T11">22</text:span><text:span text:style-name="T1"> <text:s/></text:span></text:p>
      <text:p text:style-name="P6"><text:span text:style-name="T2">Purdue University</text:span><text:span text:style-name="T1">, Bachelor’</text:span><text:span text:style-name="T11">s Degree</text:span><text:span text:style-name="T1">, Mechanical Engineering <text:s text:c="58"/><text:tab/></text:span><text:span text:style-name="T2">May 2015</text:span><text:span text:style-name="T1"> <text:s/></text:span></text:p>
      <text:p text:style-name="P34"/>
      <text:p text:style-name="P5"><text:span text:style-name="T3">Harvard</text:span><text:span text:style-name="T2"> University,</text:span><text:span text:style-name="T5"> </text:span><text:span text:style-name="T6">Data Science Certificate</text:span><text:span text:style-name="T2"> <text:s text:c="58"/><text:tab/></text:span><text:span text:style-name="T3">Jan</text:span><text:span text:style-name="T4">uary</text:span><text:span text:style-name="T2"> 20</text:span><text:span text:style-name="T3">21</text:span><text:span text:style-name="T1"> <text:s/></text:span></text:p>
      <text:p text:style-name="P6"><text:span text:style-name="T12">Kollmorgen, </text:span>Servomotor and Drive Training Program, 6 weeks <text:s text:c="58"/><text:tab/><text:span text:style-name="T12">July 2015</text:span> <text:s/></text:p>
      <text:p text:style-name="P15"><text:s text:c="12"/></text:p>
      <text:p text:style-name="P35">Work Experience:<text:tab/></text:p>
      <text:p text:style-name="P30"/>
      <text:p text:style-name="P8"><text:span text:style-name="T14">Nufactur </text:span><text:s/><text:span text:style-name="T64">www.nufactur.com</text:span> <text:s text:c="29"/><text:tab/> <text:s text:c="5"/><text:span text:style-name="T14">April</text:span><text:span text:style-name="T13"> </text:span><text:span text:style-name="T14">2022</text:span><text:span text:style-name="T13"> to Present</text:span> </text:p>
      <text:p text:style-name="P4"><text:span text:style-name="T56">Founder/CEO</text:span> <text:s text:c="61"/><text:tab/></text:p>
      <text:p text:style-name="P2"><text:tab/><text:span text:style-name="T31">- </text:span><text:span text:style-name="T34">Founded search engine </text:span><text:span text:style-name="T39">where</text:span><text:span text:style-name="T34"> users </text:span><text:span text:style-name="T39">can</text:span><text:span text:style-name="T34"> find the best price and delivery on industrial components </text:span></text:p>
      <text:p text:style-name="P24"><text:tab/>- <text:span text:style-name="T64">Independently developed </text:span><text:span text:style-name="T58">web application and APIs using </text:span><text:span text:style-name="T15">Python,</text:span><text:span text:style-name="T58"> </text:span><text:span text:style-name="T15">Django, HTML, CSS, </text:span><text:span text:style-name="T63">and </text:span><text:span text:style-name="T15">Javascript </text:span></text:p>
      <text:p text:style-name="P23"><text:span text:style-name="T15"><text:tab/></text:span><text:span text:style-name="T58">- Managed customer and distributor data with </text:span><text:span text:style-name="T15">PostgreSQL</text:span><text:span text:style-name="T58">, </text:span><text:span text:style-name="T15">AWS </text:span><text:span text:style-name="T22">S3, AWS EC2</text:span><text:span text:style-name="T15">, </text:span><text:span text:style-name="T22">Heroku, </text:span><text:span text:style-name="T58">and custom </text:span><text:span text:style-name="T15">Python</text:span><text:span text:style-name="T58"> ETLs</text:span></text:p>
      <text:p text:style-name="P25"><text:span text:style-name="T15"><text:tab/></text:span><text:span text:style-name="T58">- </text:span><text:span text:style-name="T61">Grew business using </text:span><text:span text:style-name="T20">SEO, </text:span><text:span text:style-name="T15">Hubspot CRM</text:span><text:span text:style-name="T58">, </text:span><text:span text:style-name="T20">Google Search Console</text:span><text:span text:style-name="T63">, and </text:span><text:span text:style-name="T20">Google Analytics</text:span></text:p>
      <text:p text:style-name="P26"/>
      <text:p text:style-name="P6"><text:span text:style-name="T12">CKD USA</text:span> <text:s/>Schaumburg, Illinois <text:s text:c="30"/><text:tab/><text:span text:style-name="T13"> <text:s text:c="6"/>December 2018 to </text:span><text:span text:style-name="T14">April 2022</text:span></text:p>
      <text:p text:style-name="P3">Technical Support <text:span text:style-name="T57">Engineer</text:span>- <text:s text:c="2"/>(National Sales Manager: Keith Conley) <text:s text:c="60"/></text:p>
      <text:p text:style-name="P3"><text:tab/><text:span text:style-name="T31">- </text:span><text:span text:style-name="T32">Championed mechanical </text:span><text:span text:style-name="T33">line by supporting customers,</text:span><text:span text:style-name="T32"> </text:span><text:span text:style-name="T33">training</text:span><text:span text:style-name="T32"> </text:span><text:span text:style-name="T33">sales</text:span><text:span text:style-name="T32"> staff, and </text:span><text:span text:style-name="T33">demonstrating products </text:span></text:p>
      <text:p text:style-name="P21"><text:tab/>- <text:span text:style-name="T72">Designed and developed </text:span><text:span text:style-name="T62">pneumatic product sizing tool using </text:span><text:span text:style-name="T21">Python</text:span><text:span text:style-name="T62"> and </text:span><text:span text:style-name="T21">Javascript</text:span></text:p>
      <text:p text:style-name="P22"><text:tab/>- Programmed and troubleshot <text:span text:style-name="T57">pneumatic systems, </text:span>direct drive servo motors, <text:span text:style-name="T57">and electrical actuators</text:span></text:p>
      <text:p text:style-name="P39"><text:span text:style-name="T31"><text:tab/></text:span></text:p>
      <text:p text:style-name="P6"><text:span text:style-name="T12">IMAC Motion Control </text:span><text:s text:c="3"/>Elgin, Illinois <text:s text:c="33"/><text:tab/> <text:s text:c="9"/><text:span text:style-name="T13"><text:s/>June 2015 – September 2017</text:span></text:p>
      <text:p text:style-name="P3">Field Engineer- <text:s text:c="2"/>(Chief Executive Officer: John Krzeski) <text:s text:c="60"/></text:p>
      <text:p text:style-name="P3"><text:tab/> <text:span text:style-name="T31">- Implemented </text:span><text:span text:style-name="T40">s</text:span><text:span text:style-name="T31">ervo motor based automation systems for original equipment manufacturers</text:span></text:p>
      <text:p text:style-name="P18"><text:s/>- Maintained relationships with existing customers and supported equipment in the field</text:p>
      <text:p text:style-name="P37"/>
      <text:p text:style-name="P31"><text:span text:style-name="T27">Projects: </text:span><text:span text:style-name="T30">More examples available at www.freemansmithdev.com</text:span><text:span text:style-name="T26"><text:tab/></text:span></text:p>
      <text:p text:style-name="P7"/>
      <text:p text:style-name="P9"><text:span text:style-name="T16">Educational Platform for Teaching Computer Science</text:span><text:span text:style-name="T14"> </text:span><text:s text:c="24"/><text:tab/> <text:s text:c="6"/><text:span text:style-name="T16">May 2022</text:span></text:p>
      <text:p text:style-name="P7">https://github.com/fekimx/code_breaker <text:span text:style-name="T65">| </text:span><text:span text:style-name="T68">www.</text:span><text:span text:style-name="T65">code-breaker.io</text:span> <text:s text:c="54"/><text:tab/></text:p>
      <text:p text:style-name="P13"><text:tab/><text:span text:style-name="T31">- </text:span><text:span text:style-name="T35">Created </text:span><text:span text:style-name="T41">custom </text:span><text:span text:style-name="T37">components and </text:span><text:span text:style-name="T35">REST API</text:span><text:span text:style-name="T36">s using </text:span><text:span text:style-name="T50">Python, Django REST Framework, </text:span><text:span text:style-name="T53">and </text:span><text:span text:style-name="T50">React</text:span></text:p>
      <text:p text:style-name="P19"><text:tab/>- <text:span text:style-name="T60">Handled all testing with </text:span><text:span text:style-name="T19">Selenium, Jest, </text:span><text:span text:style-name="T60">and </text:span><text:span text:style-name="T67">CI/CD</text:span></text:p>
      <text:p text:style-name="P20"><text:tab/>- <text:span text:style-name="T68">Designed </text:span><text:span text:style-name="T70">and managed d</text:span><text:span text:style-name="T68">atabase </text:span><text:span text:style-name="T70">with user authentication</text:span><text:span text:style-name="T68"> using </text:span><text:span text:style-name="T18">Django</text:span><text:span text:style-name="T59"> models and </text:span><text:span text:style-name="T18">Postgres SQL </text:span><text:span text:style-name="T59">on </text:span><text:span text:style-name="T18">Heroku</text:span></text:p>
      <text:p text:style-name="P28"/>
      <text:p text:style-name="P7"><text:span text:style-name="T17">Crowd Sourced Football Research Application</text:span> <text:s text:c="21"/><text:tab/><text:span text:style-name="T13"> <text:s text:c="6"/></text:span><text:span text:style-name="T17">August 2022</text:span></text:p>
      <text:p text:style-name="P14">https://github.com/freemanwsmith3/thefaablab <text:span text:style-name="T65">| </text:span><text:span text:style-name="T68">www.faablab.app</text:span> <text:s text:c="63"/></text:p>
      <text:p text:style-name="P12"><text:tab/><text:span text:style-name="T31">- </text:span><text:span text:style-name="T37">Developed </text:span><text:span text:style-name="T51">React</text:span><text:span text:style-name="T54"> web application with </text:span><text:span text:style-name="T51">Python</text:span><text:span text:style-name="T54"> and </text:span><text:span text:style-name="T51">Django REST Framework </text:span><text:span text:style-name="T54">and </text:span><text:span text:style-name="T51">Material-UI</text:span></text:p>
      <text:p text:style-name="P12"><text:span text:style-name="T31"><text:tab/>- </text:span><text:span text:style-name="T37">Maintained over 5000 daily users </text:span><text:span text:style-name="T38">with </text:span><text:span text:style-name="T52">Heroku, AWS EC2, </text:span><text:span text:style-name="T55">and </text:span><text:span text:style-name="T52">PostgreSQL</text:span></text:p>
      <text:p text:style-name="P1"><text:span text:style-name="T29">Technical </text:span><text:span text:style-name="T28">Skills:<text:tab/><text:tab/><text:tab/><text:tab/><text:tab/><text:tab/><text:tab/><text:tab/><text:tab/><text:tab/><text:tab/><text:tab/><text:tab/></text:span></text:p>
      <text:p text:style-name="P29"/>
      <text:p text:style-name="P32"><text:tab/>- <text:span text:style-name="T66">Languages: </text:span><text:span text:style-name="T42">Python, Java, </text:span><text:span text:style-name="T43">React, </text:span><text:span text:style-name="T42">Javascript, HTML, CSS, SQL, </text:span><text:span text:style-name="T43">R</text:span></text:p>
      <text:p text:style-name="P33"><text:tab/>- <text:span text:style-name="T66">Frameworks and L</text:span><text:span text:style-name="T69">i</text:span><text:span text:style-name="T66">braries: </text:span><text:span text:style-name="T43">Django, Bootstrap, </text:span><text:span text:style-name="T44">Material-UI, </text:span><text:span text:style-name="T43">Numpy, </text:span><text:span text:style-name="T44">Jest,</text:span><text:span text:style-name="T43"> </text:span><text:span text:style-name="T45">Selenium, Scrapy,</text:span><text:span text:style-name="T43"> Pandas, Keras</text:span></text:p>
      <text:p text:style-name="P33"><text:tab/>- <text:span text:style-name="T66">Tools:</text:span><text:span text:style-name="T42"> </text:span><text:span text:style-name="T48">AWS</text:span><text:span text:style-name="T42"> EC2, AWS S3, Heroku, PostgreSQL, MySQL, </text:span><text:span text:style-name="T46">G</text:span><text:span text:style-name="T42">it, </text:span><text:span text:style-name="T43">Linux, Docker, </text:span><text:span text:style-name="T42">Hubspot, </text:span><text:span text:style-name="T47">SEO,</text:span><text:span text:style-name="T42"> </text:span><text:span text:style-name="T43">Kanban, CI/CD</text:span></text:p>
      <text:p text:style-name="P33"><text:span text:style-name="T43"><text:tab/>- </text:span><text:span text:style-name="T71">Other:</text:span><text:span text:style-name="T49"> SEO, Google Search Console/Analytics, Technical Writing, Fluent in Spanish and American Sign Langua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style:contextual-spacing="false" fo:line-height="115%" fo:keep-together="always" fo:break-before="auto" fo:break-after="auto" fo:keep-with-next="always"/>
      <style:text-properties fo:color="#4f81bd" loext:opacity="100%" style:text-position="0% 100%" style:font-name="Cambria" fo:font-family="Cambria" style:font-family-generic="roman" style:font-pitch="variable" fo:font-size="11pt" fo:font-weight="bold" style:font-name-asian="Cambria1" style:font-family-asian="Cambria" style:font-family-generic-asian="system" style:font-pitch-asian="variable" style:font-size-asian="11pt" style:font-weight-asian="bold" style:font-name-complex="Cambria1" style:font-family-complex="Cambria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dc:date>2022-10-19T10:35:04.015726247</dc:date>
    <meta:editing-duration>PT35M29S</meta:editing-duration>
    <meta:editing-cycles>25</meta:editing-cycles>
    <meta:document-statistic meta:table-count="0" meta:image-count="0" meta:object-count="0" meta:page-count="1" meta:paragraph-count="42" meta:word-count="353" meta:character-count="3445" meta:non-whitespace-character-count="2305"/>
  </office:meta>
</office:document-meta>
</file>